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List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Impl.StringListImpl( String [ ] array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ListImpl.contains( String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Impl.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Impl.StringListImpl( Vector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